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style:font-name="Abyssinica SIL" fo:font-size="18pt" fo:font-weight="bold" officeooo:paragraph-rsid="001d3487" style:font-size-asian="18pt" style:font-weight-asian="bold" style:font-size-complex="18pt" style:font-weight-complex="bold"/>
    </style:style>
    <style:style style:name="P2" style:family="paragraph" style:parent-style-name="Standard">
      <style:paragraph-properties fo:margin-left="0cm" fo:margin-right="0cm" fo:line-height="150%" fo:text-align="justify" style:justify-single-word="false" fo:text-indent="0cm" style:auto-text-indent="false"/>
      <style:text-properties style:font-name="Abyssinica SIL" fo:font-size="18pt" fo:font-weight="bold" officeooo:paragraph-rsid="0024e85a" style:font-size-asian="18pt" style:font-weight-asian="bold" style:font-size-complex="18pt" style:font-weight-complex="bold"/>
    </style:style>
    <style:style style:name="P3" style:family="paragraph" style:parent-style-name="Standard">
      <style:paragraph-properties fo:margin-left="0cm" fo:margin-right="0cm" fo:line-height="150%" fo:text-align="justify" style:justify-single-word="false" fo:text-indent="0cm" style:auto-text-indent="false"/>
      <style:text-properties style:font-name="Abyssinica SIL" fo:font-size="15pt" officeooo:paragraph-rsid="001d3487" style:font-size-asian="15pt" style:font-size-complex="15pt"/>
    </style:style>
    <style:style style:name="P4" style:family="paragraph" style:parent-style-name="Standard">
      <style:paragraph-properties fo:margin-left="0cm" fo:margin-right="0cm" fo:line-height="150%" fo:text-align="justify" style:justify-single-word="false" fo:text-indent="0cm" style:auto-text-indent="false"/>
      <style:text-properties style:font-name="Abyssinica SIL" fo:font-size="15pt" officeooo:paragraph-rsid="0024e85a" style:font-size-asian="15pt" style:font-size-complex="15pt"/>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Abyssinica SIL" fo:font-size="15pt" officeooo:paragraph-rsid="001d3487" fo:background-color="#f10d0c" style:font-size-asian="15pt" style:font-size-complex="15pt"/>
    </style:style>
    <style:style style:name="P6" style:family="paragraph" style:parent-style-name="Text_20_body">
      <style:paragraph-properties fo:margin-left="0cm" fo:margin-right="0cm" fo:line-height="150%" fo:text-align="justify" style:justify-single-word="false" fo:text-indent="0cm" style:auto-text-indent="false"/>
      <style:text-properties fo:font-size="10.5pt" officeooo:paragraph-rsid="001d3487" style:font-size-asian="10.5pt" style:font-size-complex="10.5pt"/>
    </style:style>
    <style:style style:name="P7" style:family="paragraph" style:parent-style-name="Text_20_body">
      <style:paragraph-properties fo:margin-left="0cm" fo:margin-right="0cm" fo:line-height="150%" fo:text-align="justify" style:justify-single-word="false" fo:text-indent="0cm" style:auto-text-indent="false"/>
      <style:text-properties style:font-name="Abyssinica SIL" fo:font-size="15pt" officeooo:rsid="0021bdc3" officeooo:paragraph-rsid="0021bdc3" style:font-size-asian="15pt" style:font-size-complex="15pt"/>
    </style:style>
    <style:style style:name="P8" style:family="paragraph" style:parent-style-name="Text_20_body">
      <style:paragraph-properties fo:margin-left="0cm" fo:margin-right="0cm" fo:line-height="150%" fo:text-align="justify" style:justify-single-word="false" fo:text-indent="0cm" style:auto-text-indent="false"/>
      <style:text-properties style:font-name="Abyssinica SIL" fo:font-size="15pt" style:font-size-asian="15pt" style:font-size-complex="15pt"/>
    </style:style>
    <style:style style:name="P9" style:family="paragraph" style:parent-style-name="Text_20_body">
      <style:paragraph-properties fo:margin-left="0cm" fo:margin-right="0cm" fo:line-height="150%" fo:text-align="justify" style:justify-single-word="false" fo:text-indent="0cm" style:auto-text-indent="false"/>
      <style:text-properties style:font-name="Abyssinica SIL" fo:font-size="15pt" officeooo:paragraph-rsid="0022f883" style:font-size-asian="15pt" style:font-size-complex="15pt"/>
    </style:style>
    <style:style style:name="P10" style:family="paragraph" style:parent-style-name="Text_20_body">
      <style:paragraph-properties fo:margin-left="0cm" fo:margin-right="0cm" fo:line-height="150%" fo:text-align="justify" style:justify-single-word="false" fo:text-indent="0cm" style:auto-text-indent="false"/>
      <style:text-properties style:font-name="Abyssinica SIL" fo:font-size="15pt" fo:background-color="#ffffff" style:font-size-asian="15pt" style:font-size-complex="15pt"/>
    </style:style>
    <style:style style:name="P11" style:family="paragraph" style:parent-style-name="Text_20_body">
      <style:paragraph-properties fo:margin-left="0cm" fo:margin-right="0cm" fo:line-height="150%" fo:text-align="justify" style:justify-single-word="false" fo:text-indent="0cm" style:auto-text-indent="false"/>
      <style:text-properties style:font-name="Abyssinica SIL" fo:font-size="15pt" officeooo:paragraph-rsid="001d3487" fo:background-color="#ffffff" style:font-size-asian="15pt" style:font-size-complex="15pt"/>
    </style:style>
    <style:style style:name="P12" style:family="paragraph" style:parent-style-name="Text_20_body">
      <style:paragraph-properties fo:margin-left="0cm" fo:margin-right="0cm" fo:line-height="150%" fo:text-align="justify" style:justify-single-word="false" fo:text-indent="0cm" style:auto-text-indent="false"/>
      <style:text-properties style:font-name="Abyssinica SIL" fo:font-size="15pt" officeooo:paragraph-rsid="0029bf59" fo:background-color="#ffffff" style:font-size-asian="15pt" style:font-size-complex="15pt"/>
    </style:style>
    <style:style style:name="P13" style:family="paragraph" style:parent-style-name="Text_20_body">
      <style:paragraph-properties fo:margin-left="0cm" fo:margin-right="0cm" fo:line-height="150%" fo:text-align="justify" style:justify-single-word="false" fo:text-indent="0cm" style:auto-text-indent="false"/>
      <style:text-properties style:font-name="Abyssinica SIL" fo:font-size="15pt" officeooo:paragraph-rsid="00274bbd" fo:background-color="#ffffff" style:font-size-asian="15pt" style:font-size-complex="15pt"/>
    </style:style>
    <style:style style:name="P14" style:family="paragraph" style:parent-style-name="Text_20_body">
      <style:paragraph-properties fo:margin-left="0cm" fo:margin-right="0cm" fo:line-height="150%" fo:text-align="justify" style:justify-single-word="false" fo:text-indent="0cm" style:auto-text-indent="false"/>
    </style:style>
    <style:style style:name="P15" style:family="paragraph" style:parent-style-name="Text_20_body">
      <style:paragraph-properties fo:margin-left="0cm" fo:margin-right="0cm" fo:line-height="150%" fo:text-align="justify" style:justify-single-word="false" fo:text-indent="0cm" style:auto-text-indent="false"/>
      <style:text-properties fo:font-size="15pt" officeooo:paragraph-rsid="00274bbd" style:font-size-asian="15pt" style:font-size-complex="15pt"/>
    </style:style>
    <style:style style:name="P1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Abyssinica SIL" fo:font-size="15pt" fo:background-color="#ffffff" style:font-size-asian="15pt" style:font-size-complex="15pt"/>
    </style:style>
    <style:style style:name="P1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Abyssinica SIL" fo:font-size="15pt" style:font-size-asian="15pt" style:font-size-complex="15pt"/>
    </style:style>
    <style:style style:name="P18" style:family="paragraph" style:parent-style-name="Preformatted_20_Text">
      <style:paragraph-properties fo:margin-left="0cm" fo:margin-right="0cm" fo:line-height="150%" fo:text-align="justify" style:justify-single-word="false" fo:text-indent="0cm" style:auto-text-indent="false"/>
      <style:text-properties style:font-name="Abyssinica SIL" fo:font-size="15pt" style:font-size-asian="15pt" style:font-size-complex="15pt"/>
    </style:style>
    <style:style style:name="P19" style:family="paragraph" style:parent-style-name="Preformatted_20_Text">
      <style:paragraph-properties fo:margin-left="0cm" fo:margin-right="0cm" fo:line-height="150%" fo:text-align="justify" style:justify-single-word="false" fo:text-indent="0cm" style:auto-text-indent="false"/>
      <style:text-properties style:font-name="Abyssinica SIL" fo:font-size="15pt" officeooo:paragraph-rsid="001d3487" style:font-size-asian="15pt" style:font-size-complex="15pt"/>
    </style:style>
    <style:style style:name="P20" style:family="paragraph" style:parent-style-name="Preformatted_20_Text">
      <style:paragraph-properties fo:margin-left="0cm" fo:margin-right="0cm" fo:line-height="150%" fo:text-align="justify" style:justify-single-word="false" fo:text-indent="0cm" style:auto-text-indent="false"/>
      <style:text-properties style:font-name="Abyssinica SIL" fo:font-size="15pt" officeooo:paragraph-rsid="002e66fa" style:font-size-asian="15pt" style:font-size-complex="15pt"/>
    </style:style>
    <style:style style:name="P21" style:family="paragraph" style:parent-style-name="Preformatted_20_Text">
      <style:paragraph-properties fo:margin-left="0cm" fo:margin-right="0cm" fo:line-height="150%" fo:text-align="justify" style:justify-single-word="false" fo:text-indent="0cm" style:auto-text-indent="false"/>
      <style:text-properties style:font-name="Abyssinica SIL" fo:font-size="15pt" fo:font-weight="normal" style:font-size-asian="15pt" style:font-weight-asian="normal" style:font-size-complex="15pt" style:font-weight-complex="normal"/>
    </style:style>
    <style:style style:name="P22" style:family="paragraph" style:parent-style-name="Heading_20_3">
      <style:paragraph-properties fo:margin-left="0cm" fo:margin-right="0cm" fo:line-height="150%" fo:text-align="justify" style:justify-single-word="false" fo:text-indent="0cm" style:auto-text-indent="false"/>
      <style:text-properties style:font-name="Abyssinica SIL" fo:font-size="15pt" fo:font-weight="normal" officeooo:paragraph-rsid="002e66fa" style:font-size-asian="15pt" style:font-weight-asian="normal" style:font-size-complex="15pt" style:font-weight-complex="normal"/>
    </style:style>
    <style:style style:name="P23" style:family="paragraph" style:parent-style-name="Text_20_body">
      <style:paragraph-properties fo:line-height="150%" fo:text-align="justify" style:justify-single-word="false"/>
      <style:text-properties style:font-name="Abyssinica SIL" fo:font-size="15pt" style:font-size-asian="15pt" style:font-size-complex="15pt"/>
    </style:style>
    <style:style style:name="P24" style:family="paragraph" style:parent-style-name="Text_20_body">
      <style:paragraph-properties fo:margin-top="0cm" fo:margin-bottom="0cm" loext:contextual-spacing="false" fo:line-height="150%" fo:text-align="justify" style:justify-single-word="false"/>
      <style:text-properties style:font-name="Abyssinica SIL" fo:font-size="15pt" style:font-size-asian="15pt" style:font-size-complex="15pt"/>
    </style:style>
    <style:style style:name="P25" style:family="paragraph" style:parent-style-name="Text_20_body">
      <style:paragraph-properties fo:margin-left="0cm" fo:margin-right="0cm" fo:line-height="150%" fo:text-align="justify" style:justify-single-word="false" fo:text-indent="-0.635cm" style:auto-text-indent="false"/>
      <style:text-properties style:font-name="Abyssinica SIL" fo:font-size="15pt" officeooo:paragraph-rsid="001d3487" style:font-size-asian="15pt" style:font-size-complex="15pt"/>
    </style:style>
    <style:style style:name="P26" style:family="paragraph" style:parent-style-name="Text_20_body">
      <style:paragraph-properties fo:margin-left="0cm" fo:margin-right="0cm" fo:line-height="150%" fo:text-align="justify" style:justify-single-word="false" fo:text-indent="-0.635cm" style:auto-text-indent="false"/>
      <style:text-properties style:font-name="Abyssinica SIL" fo:font-size="15pt" officeooo:paragraph-rsid="002e66fa" style:font-size-asian="15pt" style:font-size-complex="15pt"/>
    </style:style>
    <style:style style:name="P27" style:family="paragraph" style:parent-style-name="Heading_20_4">
      <style:paragraph-properties fo:margin-left="0cm" fo:margin-right="0cm" fo:line-height="150%" fo:text-align="justify" style:justify-single-word="false" fo:text-indent="-0.635cm" style:auto-text-indent="false"/>
      <style:text-properties style:font-name="Abyssinica SIL" fo:font-size="15pt" officeooo:paragraph-rsid="001d3487" style:font-size-asian="15pt" style:font-size-complex="15pt"/>
    </style:style>
    <style:style style:name="P28" style:family="paragraph" style:parent-style-name="Standard">
      <style:text-properties fo:color="#ffffd7" fo:background-color="#650953"/>
    </style:style>
    <style:style style:name="P29" style:family="paragraph" style:parent-style-name="Standard">
      <style:text-properties fo:color="#ffffd7" fo:background-color="#650953"/>
    </style:style>
    <style:style style:name="P30" style:family="paragraph" style:parent-style-name="Standard" style:list-style-name="L1">
      <style:paragraph-properties fo:margin-left="0cm" fo:margin-right="0cm" fo:line-height="150%" fo:text-align="justify" style:justify-single-word="false" fo:text-indent="-0.635cm" style:auto-text-indent="false"/>
      <style:text-properties style:font-name="Abyssinica SIL" fo:font-size="15pt" fo:font-weight="bold" officeooo:paragraph-rsid="0024e85a" style:font-size-asian="15pt" style:font-weight-asian="bold" style:font-size-complex="15pt" style:font-weight-complex="bold"/>
    </style:style>
    <style:style style:name="P31" style:family="paragraph" style:parent-style-name="Standard">
      <style:paragraph-properties fo:margin-left="0cm" fo:margin-right="0cm" fo:line-height="150%" fo:text-align="justify" style:justify-single-word="false" fo:text-indent="0cm" style:auto-text-indent="false"/>
      <style:text-properties style:font-name="Abyssinica SIL" fo:font-size="15pt" officeooo:paragraph-rsid="003362f7" style:font-size-asian="15pt" style:font-size-complex="15pt"/>
    </style:style>
    <style:style style:name="P32" style:family="paragraph" style:parent-style-name="Standard">
      <style:paragraph-properties fo:margin-left="0cm" fo:margin-right="0cm" fo:line-height="150%" fo:text-align="justify" style:justify-single-word="false" fo:text-indent="0cm" style:auto-text-indent="false"/>
      <style:text-properties fo:color="#ffffd7" style:font-name="Abyssinica SIL" fo:font-size="15pt" officeooo:paragraph-rsid="003362f7" fo:background-color="#650953" style:font-size-asian="15pt" style:font-size-complex="15pt"/>
    </style:style>
    <style:style style:name="P33" style:family="paragraph" style:parent-style-name="Heading_20_2" style:list-style-name="L2">
      <style:paragraph-properties fo:margin-left="0cm" fo:margin-right="0cm" fo:line-height="150%" fo:text-align="justify" style:justify-single-word="false" fo:text-indent="-0.635cm" style:auto-text-indent="false"/>
      <style:text-properties style:font-name="Abyssinica SIL" fo:font-size="15pt" officeooo:paragraph-rsid="001d3487" style:font-size-asian="15pt" style:font-size-complex="15pt"/>
    </style:style>
    <style:style style:name="P34" style:family="paragraph" style:parent-style-name="Heading_20_2" style:list-style-name="L5">
      <style:paragraph-properties fo:margin-left="0cm" fo:margin-right="0cm" fo:line-height="150%" fo:text-align="justify" style:justify-single-word="false" fo:text-indent="-0.635cm" style:auto-text-indent="false"/>
      <style:text-properties style:font-name="Abyssinica SIL" fo:font-size="15pt" officeooo:paragraph-rsid="001d3487" style:font-size-asian="15pt" style:font-size-complex="15pt"/>
    </style:style>
    <style:style style:name="P35" style:family="paragraph" style:parent-style-name="Heading_20_2" style:list-style-name="L7">
      <style:paragraph-properties fo:margin-left="0cm" fo:margin-right="0cm" fo:line-height="150%" fo:text-align="justify" style:justify-single-word="false" fo:text-indent="-0.635cm" style:auto-text-indent="false"/>
      <style:text-properties style:font-name="Abyssinica SIL" fo:font-size="15pt" officeooo:paragraph-rsid="001d3487" style:font-size-asian="15pt" style:font-size-complex="15pt"/>
    </style:style>
    <style:style style:name="P36" style:family="paragraph" style:parent-style-name="Heading_20_2" style:list-style-name="L8">
      <style:paragraph-properties fo:margin-left="0cm" fo:margin-right="0cm" fo:margin-top="0cm" fo:margin-bottom="0.499cm" loext:contextual-spacing="false" fo:line-height="150%" fo:text-align="justify" style:justify-single-word="false" fo:text-indent="-0.635cm" style:auto-text-indent="false"/>
      <style:text-properties style:font-name="Abyssinica SIL" fo:font-size="15pt" fo:font-weight="bold" style:font-size-asian="15pt" style:font-size-complex="15pt"/>
    </style:style>
    <style:style style:name="P37" style:family="paragraph" style:parent-style-name="Heading_20_1" style:list-style-name="L3">
      <style:paragraph-properties fo:margin-left="0cm" fo:margin-right="0cm" fo:line-height="150%" fo:text-align="justify" style:justify-single-word="false" fo:text-indent="-0.635cm" style:auto-text-indent="false"/>
      <style:text-properties style:font-name="Abyssinica SIL" fo:font-size="15pt" officeooo:paragraph-rsid="001d3487" fo:background-color="#ffffff" style:font-size-asian="15pt" style:font-size-complex="15pt"/>
    </style:style>
    <style:style style:name="P38" style:family="paragraph" style:parent-style-name="Heading_20_1" style:list-style-name="L4">
      <style:paragraph-properties fo:margin-left="0cm" fo:margin-right="0cm" fo:line-height="150%" fo:text-align="justify" style:justify-single-word="false" fo:text-indent="-0.635cm" style:auto-text-indent="false"/>
      <style:text-properties style:font-name="Abyssinica SIL" fo:font-size="15pt" officeooo:paragraph-rsid="001d3487" style:font-size-asian="15pt" style:font-size-complex="15pt"/>
    </style:style>
    <style:style style:name="P39" style:family="paragraph" style:parent-style-name="Heading_20_1" style:list-style-name="L6">
      <style:paragraph-properties fo:margin-left="0cm" fo:margin-right="0cm" fo:line-height="150%" fo:text-align="justify" style:justify-single-word="false" fo:text-indent="-0.635cm" style:auto-text-indent="false"/>
      <style:text-properties style:font-name="Abyssinica SIL" fo:font-size="15pt" officeooo:paragraph-rsid="001d3487" style:font-size-asian="15pt" style:font-size-complex="15pt"/>
    </style:style>
    <style:style style:name="T1" style:family="text">
      <style:text-properties officeooo:rsid="001d3487"/>
    </style:style>
    <style:style style:name="T2" style:family="text">
      <style:text-properties officeooo:rsid="0021bdc3"/>
    </style:style>
    <style:style style:name="T3" style:family="text">
      <style:text-properties officeooo:rsid="0022cb65"/>
    </style:style>
    <style:style style:name="T4" style:family="text">
      <style:text-properties officeooo:rsid="0024e85a"/>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fo:font-weight="bold" officeooo:rsid="003362f7" style:font-size-asian="18pt" style:font-weight-asian="bold" style:font-size-complex="18pt" style:font-weight-complex="bold"/>
    </style:style>
    <style:style style:name="T7" style:family="text">
      <style:text-properties fo:font-size="18pt" officeooo:rsid="003362f7" style:font-size-asian="18pt" style:font-size-complex="18pt"/>
    </style:style>
    <style:style style:name="T8" style:family="text">
      <style:text-properties fo:font-weight="normal" style:font-weight-asian="normal" style:font-weight-complex="normal"/>
    </style:style>
    <style:style style:name="T9" style:family="text">
      <style:text-properties fo:font-weight="normal" officeooo:rsid="0024e85a" style:font-weight-asian="normal" style:font-weight-complex="normal"/>
    </style:style>
    <style:style style:name="T10" style:family="text">
      <style:text-properties fo:font-weight="normal" fo:background-color="#ffffff" loext:char-shading-value="0" style:font-weight-asian="normal" style:font-weight-complex="normal"/>
    </style:style>
    <style:style style:name="T11" style:family="text">
      <style:text-properties style:font-name="Abyssinica SIL" fo:font-size="15pt" style:font-size-asian="15pt" style:font-size-complex="15pt"/>
    </style:style>
    <style:style style:name="T12" style:family="text">
      <style:text-properties style:font-name="Abyssinica SIL" fo:font-weight="normal" style:font-weight-asian="normal" style:font-weight-complex="normal"/>
    </style:style>
    <style:style style:name="T13" style:family="text">
      <style:text-properties officeooo:rsid="002c2c44"/>
    </style:style>
    <style:style style:name="T14" style:family="text">
      <style:text-properties fo:background-color="#ffffff" loext:char-shading-value="0"/>
    </style:style>
    <style:style style:name="T15" style:family="text">
      <style:text-properties officeooo:rsid="003362f7"/>
    </style:style>
    <style:style style:name="T16" style:family="text">
      <style:text-properties fo:background-color="#0000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No : <text:span text:style-name="T9">1</text:span></text:p>
      <text:p text:style-name="P3"><text:line-break/><text:span text:style-name="T5">Problem Statement:</text:span> Develop an object oriented program in C++ to create a database of student information system containing the following information: Name, Roll number, Class, division, Date of Birth, Blood group, Contact address, telephone number, driving license no. etc Construct the database with suitable member functions, static member functions, friend class/ friend function, this pointer, inline code and dynamic memory allocation operators-new and delete. Implement all the keywords as mentioned in the problem statement. </text:p>
      <text:p text:style-name="P3"><text:line-break/><text:span text:style-name="T5">Aim of Assignment :</text:span> <text:span text:style-name="T1">To implement basic object oriented concept like uitable member functions, static member functions, friend class/ friend function, this pointer, and dynamic memory allocation operators-new and delete.</text:span></text:p>
      <text:p text:style-name="P3"><text:line-break/><text:span text:style-name="T5">Description :</text:span></text:p>
      <text:p text:style-name="P6"><text:span text:style-name="T11">C++ is used by programmers to create computer software. It is used to create general </text:span><text:span text:style-name="Emphasis"><text:span text:style-name="T11">systems software</text:span></text:span><text:span text:style-name="T11">, </text:span><text:span text:style-name="Emphasis"><text:span text:style-name="T11">drivers</text:span></text:span><text:span text:style-name="T11"> for various computer devices, software for servers and software for specific </text:span><text:soft-page-break/><text:span text:style-name="T11">applications and also widely used in the creation of video games. </text:span></text:p>
      <text:p text:style-name="P14"><text:span text:style-name="T11">C++ is used by many programmers of different types and coming from different fields. C++ is mostly used to write </text:span><text:span text:style-name="Emphasis"><text:span text:style-name="T11">device driver programs</text:span></text:span><text:span text:style-name="T11">, </text:span><text:span text:style-name="Emphasis"><text:span text:style-name="T11">system software</text:span></text:span><text:span text:style-name="T11">, and </text:span><text:span text:style-name="Emphasis"><text:span text:style-name="T11">applications</text:span></text:span><text:span text:style-name="T11"> that depend on direct </text:span><text:span text:style-name="Emphasis"><text:span text:style-name="T11">hardware manipulation</text:span></text:span><text:span text:style-name="T11"> under real-time constraints. It is also used to teach the basics of object-oriented features because it is simple and is also used in the fields of research. Also, many primary </text:span><text:span text:style-name="Emphasis"><text:span text:style-name="T11">user interfaces</text:span></text:span><text:span text:style-name="T11"> and </text:span><text:span text:style-name="Emphasis"><text:span text:style-name="T11">system files</text:span></text:span><text:span text:style-name="T11"> of Windows and Macintosh are written using C++. So, C++ is a popular, strong and frequently used programming language of this modern programming era. </text:span></text:p>
      <text:p text:style-name="P3"/>
      <text:p text:style-name="P2">OOP Concept used :</text:p>
      <text:list xml:id="list2490088296" text:style-name="L1">
        <text:list-header>
          <text:p text:style-name="P30">C++ Object</text:p>
        </text:list-header>
      </text:list>
      <text:p text:style-name="P8">In C++, Object is a real world entity, for example, chair, car, pen, mobile, laptop etc</text:p>
      <text:p text:style-name="P8">In other words, object is an entity that has state and behavior. Object is a runtime entity, it is created at runtime.</text:p>
      <text:p text:style-name="P8">Object is an instance of a class. All the members of the class can be accessed through object.</text:p>
      <text:p text:style-name="P7"><text:soft-page-break/>Eg:</text:p>
      <text:p text:style-name="P10">Student s1;  <text:s text:c="2"/> //creating an object of Student <text:span text:style-name="T2">class</text:span></text:p>
      <text:p text:style-name="P3"/>
      <text:list xml:id="list1448052797" text:style-name="L2">
        <text:list-item>
          <text:list>
            <text:list-header>
              <text:h text:style-name="P33" text:outline-level="2">C++ Class</text:h>
            </text:list-header>
          </text:list>
        </text:list-item>
      </text:list>
      <text:p text:style-name="P8">In C++, object is a group of similar objects. It is a template from which objects are created. It can have fields, methods, constructors etc.</text:p>
      <text:p text:style-name="P8">Let's see an example of C++ class that has three fields only.</text:p>
      <text:p text:style-name="P11">class Student    </text:p>
      <text:p text:style-name="P16"> {    </text:p>
      <text:p text:style-name="P16">     public:  </text:p>
      <text:p text:style-name="P16">     int id;   <text:s text:c="17"/>//field or data member     </text:p>
      <text:p text:style-name="P16">     float salary;  <text:s text:c="8"/>//field or data member  </text:p>
      <text:p text:style-name="P16">     String name; <text:s text:c="6"/>//field or data member    </text:p>
      <text:p text:style-name="P10"> }    </text:p>
      <text:p text:style-name="P5"/>
      <text:list xml:id="list1309026222" text:style-name="L3">
        <text:list-header>
          <text:h text:style-name="P37" text:outline-level="1">C++ Constructor</text:h>
        </text:list-header>
      </text:list>
      <text:p text:style-name="P8">In C++, constructor is a special method which is invoked automatically at the time of object creation. It is used to <text:soft-page-break/>initialize the data members of new object generally. The constructor in C++ has the same name as class or struct<text:span text:style-name="T3">or</text:span></text:p>
      <text:p text:style-name="P17">Default constructor, Parameterized constructor <text:span text:style-name="T4">and copy constructor</text:span></text:p>
      <text:p text:style-name="P8"/>
      <text:list xml:id="list2029107056" text:style-name="L4">
        <text:list-header>
          <text:h text:style-name="P38" text:outline-level="1">C++ Destructor</text:h>
        </text:list-header>
      </text:list>
      <text:p text:style-name="P8">A destructor works opposite to constructor; it destructs the objects of classes. It can be defined only once in a class. Like constructors, it is invoked automatically.</text:p>
      <text:p text:style-name="P8">A destructor is defined like constructor. It must have same name as class. But it is prefixed with a tilde sign (~).</text:p>
      <text:list xml:id="list3186023489" text:style-name="L5">
        <text:list-item>
          <text:list>
            <text:list-header>
              <text:h text:style-name="P34" text:outline-level="2">C++ Static Field</text:h>
            </text:list-header>
          </text:list>
        </text:list-item>
      </text:list>
      <text:p text:style-name="P8">A field which is declared as static is called static field. Unlike instance field which gets memory each time whenever you create object, there is only one copy of static field created in the memory. It is shared to all the objects.</text:p>
      <text:list xml:id="list1149907545" text:style-name="L6">
        <text:list-header>
          <text:h text:style-name="P39" text:outline-level="1"><text:soft-page-break/>C++ Friend function</text:h>
        </text:list-header>
      </text:list>
      <text:p text:style-name="P8">If a function is defined as a friend function in C++, then the protected and private data of a class can be accessed using the function.</text:p>
      <text:p text:style-name="P8">By using the keyword friend compiler knows the given function is a friend function.</text:p>
      <text:p text:style-name="P8">For accessing the data, the declaration of a friend function should be done inside the body of a class starting with the keyword friend.</text:p>
      <text:p text:style-name="P12">class class_name    </text:p>
      <text:p text:style-name="P12">{    </text:p>
      <text:p text:style-name="P16">    friend data_type function_name(argument/s);            // syntax of friend function.  </text:p>
      <text:p text:style-name="P13">};    </text:p>
      <text:p text:style-name="P15"><text:span text:style-name="Strong_20_Emphasis"><text:span text:style-name="T12">Characteristics of a Friend function:</text:span></text:span></text:p>
      <text:p text:style-name="P24"><text:span text:style-name="T13">1. </text:span>The function is not in the scope of the class to which it has been declared as a friend. </text:p>
      <text:p text:style-name="P24"><text:span text:style-name="T13">2. </text:span>It cannot be called using the object as it is not in the scope of that class. </text:p>
      <text:p text:style-name="P24"><text:soft-page-break/><text:span text:style-name="T13">3. </text:span>It can be invoked like a normal function without using the object. </text:p>
      <text:p text:style-name="P24"><text:span text:style-name="T13">4. </text:span>It cannot access the member names directly and has to use an object name and dot membership operator with the member name. </text:p>
      <text:p text:style-name="P23"><text:span text:style-name="T13">5. </text:span>It can be declared either in the private or the public part. </text:p>
      <text:h text:style-name="P27" text:outline-level="4"><text:s text:c="3"/>Inline function in C+</text:h>
      <text:p text:style-name="P26"><text:tab/>Inline function is a function which when invoked requests the compiler to replace the calling statement with its body. A keyword <text:span text:style-name="Strong_20_Emphasis"><text:span text:style-name="T8">i</text:span></text:span><text:span text:style-name="Strong_20_Emphasis"><text:span text:style-name="T10">nline</text:span></text:span><text:span text:style-name="T10"> </text:span><text:span text:style-name="T14">is added before the function name to make it inline. It is an optimization technique used by the compilers as it saves time in switching between the functions otherwise. Member functions of a class are inline by default even if the keyword </text:span><text:span text:style-name="Strong_20_Emphasis"><text:span text:style-name="T10">inline</text:span></text:span><text:span text:style-name="T10"> </text:span><text:span text:style-name="T14">i</text:span>s not used.</text:p>
      <text:h text:style-name="P22" text:outline-level="3">Syntax of Inline Function</text:h>
      <text:h text:style-name="P22" text:outline-level="3">nline return_type function_name ([argument list])</text:h>
      <text:p text:style-name="P20">{</text:p>
      <text:p text:style-name="P20"><text:s text:c="4"/>body of function</text:p>
      <text:p text:style-name="P26">}</text:p>
      <text:p text:style-name="P25"><text:tab/></text:p>
      <text:list xml:id="list4261509839" text:style-name="L7">
        <text:list-item>
          <text:list>
            <text:list-header>
              <text:h text:style-name="P35" text:outline-level="2"><text:soft-page-break/>C++ new operator</text:h>
            </text:list-header>
          </text:list>
        </text:list-item>
      </text:list>
      <text:p text:style-name="P8">Dynamic memory allocation means creating memory at runtime. For example, when we declare an array, we must provide size of array in our source code to allocate memory at compile time.</text:p>
      <text:p text:style-name="P8">But if we need to allocate memory at runtime me must use new operator followed by data type. If we need to allocate memory for more than one element, we must provide total number of elements required in square bracket[ ]. It will return the address of first byte of memory.</text:p>
      <text:p text:style-name="P19">ptr = new data-type;</text:p>
      <text:p text:style-name="P21">//allocte memory for one element</text:p>
      <text:p text:style-name="P18">ptr = new data-type [ size ];</text:p>
      <text:p text:style-name="P18"/>
      <text:list xml:id="list2924572323" text:style-name="L8">
        <text:list-item>
          <text:list>
            <text:list-header>
              <text:h text:style-name="P36" text:outline-level="2">C++ delete operator</text:h>
            </text:list-header>
          </text:list>
        </text:list-item>
      </text:list>
      <text:p text:style-name="P9">Delete operator is used to deallocate the memory created by new operator at run-time. Once the memory is no longer needed it should by freed so that the memory becomes available again for other request of dynamic memory.</text:p>
      <text:p text:style-name="P9">Syntax of delete operator</text:p>
      <text:p text:style-name="P18">delete ptr;</text:p>
      <text:p text:style-name="P21"><text:soft-page-break/>//deallocte memory for one element</text:p>
      <text:p text:style-name="P18">delete[] ptr;</text:p>
      <text:p text:style-name="P21">//deallocte memory for array</text:p>
      <text:p text:style-name="P31"><text:span text:style-name="T6">output:</text:span></text:p>
      <text:p text:style-name="P32"><text:span text:style-name="T6">ratiksha@pratiksha-Inspiron-15-3567:~/Documents/oop$ g++ Ass1_21920026.cpp</text:span></text:p>
      <text:p text:style-name="P28">pratiksha@pratiksha-Inspiron-15-3567:~/Documents/oop$ ./a.out</text:p>
      <text:p text:style-name="P28">_____________________________STUDENT DATABASE_____________________________</text:p>
      <text:p text:style-name="P28"/>
      <text:p text:style-name="P28"><text:s text:c="29"/>1. INSERT DATA</text:p>
      <text:p text:style-name="P28"><text:s text:c="29"/>2. MODIFY DATA</text:p>
      <text:p text:style-name="P28"><text:s text:c="29"/>3. DISPLAY DATA</text:p>
      <text:p text:style-name="P28"><text:s text:c="29"/>4. DELETE DATA</text:p>
      <text:p text:style-name="P28"><text:s text:c="29"/>5. EXIT</text:p>
      <text:p text:style-name="P28">Enter your choise: 1</text:p>
      <text:p text:style-name="P28"/>
      <text:p text:style-name="P28">You selected '1. INSERT DATA'.... </text:p>
      <text:p text:style-name="P28">Enter name:</text:p>
      <text:p text:style-name="P28">pratiksha</text:p>
      <text:p text:style-name="P28">Enter roll number:</text:p>
      <text:p text:style-name="P28">11</text:p>
      <text:p text:style-name="P28">Enter class :</text:p>
      <text:p text:style-name="P28">SY</text:p>
      <text:p text:style-name="P28">Enter division:</text:p>
      <text:p text:style-name="P28">A</text:p>
      <text:p text:style-name="P28">Enter address:</text:p>
      <text:p text:style-name="P28">pune</text:p>
      <text:p text:style-name="P28">Enter mobile number:</text:p>
      <text:p text:style-name="P28">123456789</text:p>
      <text:p text:style-name="P28">Enter blood group:</text:p>
      <text:p text:style-name="P28">b+</text:p>
      <text:p text:style-name="P28">Enter age:</text:p>
      <text:p text:style-name="P28">18</text:p>
      <text:p text:style-name="P28"/>
      <text:p text:style-name="P28"/>
      <text:p text:style-name="P28">Do you want to continue (y/n)? </text:p>
      <text:p text:style-name="P28"><text:soft-page-break/>y</text:p>
      <text:p text:style-name="P28">_____________________________STUDENT DATABASE_____________________________</text:p>
      <text:p text:style-name="P28"/>
      <text:p text:style-name="P28"><text:s text:c="29"/>1. INSERT DATA</text:p>
      <text:p text:style-name="P28"><text:s text:c="29"/>2. MODIFY DATA</text:p>
      <text:p text:style-name="P28"><text:s text:c="29"/>3. DISPLAY DATA</text:p>
      <text:p text:style-name="P28"><text:s text:c="29"/>4. DELETE DATA</text:p>
      <text:p text:style-name="P28"><text:s text:c="29"/>5. EXIT</text:p>
      <text:p text:style-name="P28">Enter your choise: 3</text:p>
      <text:p text:style-name="P28"/>
      <text:p text:style-name="P28">You selected '3. DISPLAY DATA'.... </text:p>
      <text:p text:style-name="P28">Enter student roll number to display record: 11</text:p>
      <text:p text:style-name="P28"/>
      <text:p text:style-name="P28">name: pratiksha</text:p>
      <text:p text:style-name="P28">age: 18</text:p>
      <text:p text:style-name="P28">class: SY</text:p>
      <text:p text:style-name="P28">division: A</text:p>
      <text:p text:style-name="P28">address: pune</text:p>
      <text:p text:style-name="P28">mobile number: 123456789</text:p>
      <text:p text:style-name="P28">blood group: b+</text:p>
      <text:p text:style-name="P28"/>
      <text:p text:style-name="P28"/>
      <text:p text:style-name="P28">Do you want to continue (y/n)? </text:p>
      <text:p text:style-name="P28">y</text:p>
      <text:p text:style-name="P28">_____________________________STUDENT DATABASE_____________________________</text:p>
      <text:p text:style-name="P28"/>
      <text:p text:style-name="P28"><text:s text:c="29"/>1. INSERT DATA</text:p>
      <text:p text:style-name="P28"><text:s text:c="29"/>2. MODIFY DATA</text:p>
      <text:p text:style-name="P28"><text:s text:c="29"/>3. DISPLAY DATA</text:p>
      <text:p text:style-name="P28"><text:s text:c="29"/>4. DELETE DATA</text:p>
      <text:p text:style-name="P28"><text:s text:c="29"/>5. EXIT</text:p>
      <text:p text:style-name="P28">Enter your choise: 2</text:p>
      <text:p text:style-name="P28"/>
      <text:p text:style-name="P28">You selected '2. MODIFY DATA'.... </text:p>
      <text:p text:style-name="P28">Enter roll number for updation: 11</text:p>
      <text:p text:style-name="P28">OLD DATA</text:p>
      <text:p text:style-name="P28">name: pratiksha</text:p>
      <text:p text:style-name="P28">age: 18</text:p>
      <text:p text:style-name="P28">Enter NEW DATA: </text:p>
      <text:p text:style-name="P28">Name: Sakshi</text:p>
      <text:p text:style-name="P28"/>
      <text:p text:style-name="P28">class: </text:p>
      <text:p text:style-name="P28"><text:soft-page-break/>ty</text:p>
      <text:p text:style-name="P28"/>
      <text:p text:style-name="P28">division: </text:p>
      <text:p text:style-name="P28">A</text:p>
      <text:p text:style-name="P28"/>
      <text:p text:style-name="P28">address: </text:p>
      <text:p text:style-name="P28">mumbai</text:p>
      <text:p text:style-name="P28"/>
      <text:p text:style-name="P28">mobile number: </text:p>
      <text:p text:style-name="P28">12321233</text:p>
      <text:p text:style-name="P28"/>
      <text:p text:style-name="P28">blood group: </text:p>
      <text:p text:style-name="P28">o+</text:p>
      <text:p text:style-name="P28"/>
      <text:p text:style-name="P28">age: </text:p>
      <text:p text:style-name="P28">19</text:p>
      <text:p text:style-name="P28"/>
      <text:p text:style-name="P28">data updated succesfully!</text:p>
      <text:p text:style-name="P28"/>
      <text:p text:style-name="P28"/>
      <text:p text:style-name="P28">Do you want to continue (y/n)? </text:p>
      <text:p text:style-name="P28">y</text:p>
      <text:p text:style-name="P28">_____________________________STUDENT DATABASE_____________________________</text:p>
      <text:p text:style-name="P28"/>
      <text:p text:style-name="P28"><text:s text:c="29"/>1. INSERT DATA</text:p>
      <text:p text:style-name="P28"><text:s text:c="29"/>2. MODIFY DATA</text:p>
      <text:p text:style-name="P28"><text:s text:c="29"/>3. DISPLAY DATA</text:p>
      <text:p text:style-name="P28"><text:s text:c="29"/>4. DELETE DATA</text:p>
      <text:p text:style-name="P28"><text:s text:c="29"/>5. EXIT</text:p>
      <text:p text:style-name="P28">Enter your choise: 3</text:p>
      <text:p text:style-name="P28"/>
      <text:p text:style-name="P28">You selected '3. DISPLAY DATA'.... </text:p>
      <text:p text:style-name="P28">Enter student roll number to display record: 11</text:p>
      <text:p text:style-name="P28"/>
      <text:p text:style-name="P28">name: Sakshi</text:p>
      <text:p text:style-name="P28">age: 19</text:p>
      <text:p text:style-name="P28">class: ty</text:p>
      <text:p text:style-name="P28">division: A</text:p>
      <text:p text:style-name="P28">address: mumbai</text:p>
      <text:p text:style-name="P28">mobile number: 12321233</text:p>
      <text:p text:style-name="P28">blood group: o+</text:p>
      <text:p text:style-name="P28"/>
      <text:p text:style-name="P28"/>
      <text:p text:style-name="P28"><text:soft-page-break/>Do you want to continue (y/n)? </text:p>
      <text:p text:style-name="P28">y</text:p>
      <text:p text:style-name="P28">_____________________________STUDENT DATABASE_____________________________</text:p>
      <text:p text:style-name="P28"/>
      <text:p text:style-name="P28"><text:s text:c="29"/>1. INSERT DATA</text:p>
      <text:p text:style-name="P28"><text:s text:c="29"/>2. MODIFY DATA</text:p>
      <text:p text:style-name="P28"><text:s text:c="29"/>3. DISPLAY DATA</text:p>
      <text:p text:style-name="P28"><text:s text:c="29"/>4. DELETE DATA</text:p>
      <text:p text:style-name="P28"><text:s text:c="29"/>5. EXIT</text:p>
      <text:p text:style-name="P28">Enter your choise: 4</text:p>
      <text:p text:style-name="P28"/>
      <text:p text:style-name="P28">You selected '4. DELETE DATA'.... </text:p>
      <text:p text:style-name="P28">deleting memory....</text:p>
      <text:p text:style-name="P28">memory cleaned</text:p>
      <text:p text:style-name="P28"/>
      <text:p text:style-name="P28"/>
      <text:p text:style-name="P28">Do you want to continue (y/n)? </text:p>
      <text:p text:style-name="P28">y</text:p>
      <text:p text:style-name="P28">_____________________________STUDENT DATABASE_____________________________</text:p>
      <text:p text:style-name="P28"/>
      <text:p text:style-name="P28"><text:s text:c="29"/>1. INSERT DATA</text:p>
      <text:p text:style-name="P28"><text:s text:c="29"/>2. MODIFY DATA</text:p>
      <text:p text:style-name="P28"><text:s text:c="29"/>3. DISPLAY DATA</text:p>
      <text:p text:style-name="P28"><text:s text:c="29"/>4. DELETE DATA</text:p>
      <text:p text:style-name="P28"><text:s text:c="29"/>5. EXIT</text:p>
      <text:p text:style-name="P28">Enter your choise: 5</text:p>
      <text:p text:style-name="P28"/>
      <text:p text:style-name="P28"/>
      <text:p text:style-name="P28">Thank you!.....</text:p>
      <text:p text:style-name="P28">pratiksha@pratiksha-Inspiron-15-3567:~/Documents/oop$ </text:p>
      <text:p text:style-name="Standard"><text:line-break/><text:span text:style-name="T5">Conclusion: </text:span><text:s/><text:span text:style-name="T4">Thus, we successfully implement database of student information system with oop concept also we execute progrm in various test case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0.79pt solid #000000" fo:padding="0.75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3:38:01.202423571</meta:creation-date>
    <dc:date>2019-10-25T15:38:54.998638793</dc:date>
    <meta:editing-duration>PT23M52S</meta:editing-duration>
    <meta:editing-cycles>10</meta:editing-cycles>
    <meta:generator>LibreOffice/6.2.2.2$Linux_X86_64 LibreOffice_project/20$Build-2</meta:generator>
    <meta:document-statistic meta:table-count="0" meta:image-count="0" meta:object-count="0" meta:page-count="11" meta:paragraph-count="182" meta:word-count="1269" meta:character-count="8831" meta:non-whitespace-character-count="6727"/>
  </office:meta>
</office:document-meta>
</file>